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4 年 12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69777" calcext:value-type="float">
            <text:p><text:s text:c="3"/>69,777</text:p>
          </table:table-cell>
          <table:table-cell table:style-name="ce35" office:value-type="float" office:value="3828" calcext:value-type="float">
            <text:p><text:s text:c="3"/>3,828</text:p>
          </table:table-cell>
          <table:table-cell table:style-name="ce35" office:value-type="float" office:value="6653" calcext:value-type="float">
            <text:p><text:s text:c="3"/>6,653</text:p>
          </table:table-cell>
          <table:table-cell table:style-name="ce35" office:value-type="float" office:value="4784" calcext:value-type="float">
            <text:p><text:s text:c="3"/>4,784</text:p>
          </table:table-cell>
          <table:table-cell table:style-name="ce35" office:value-type="float" office:value="2173" calcext:value-type="float">
            <text:p><text:s text:c="3"/>2,173</text:p>
          </table:table-cell>
          <table:table-cell table:style-name="ce35" office:value-type="float" office:value="2518" calcext:value-type="float">
            <text:p><text:s text:c="3"/>2,518</text:p>
          </table:table-cell>
          <table:table-cell table:style-name="ce35" office:value-type="float" office:value="1642" calcext:value-type="float">
            <text:p><text:s text:c="3"/>1,642</text:p>
          </table:table-cell>
          <table:table-cell table:style-name="ce35" office:value-type="float" office:value="2400" calcext:value-type="float">
            <text:p><text:s text:c="3"/>2,400</text:p>
          </table:table-cell>
          <table:table-cell table:style-name="ce35" office:value-type="float" office:value="7139" calcext:value-type="float">
            <text:p><text:s text:c="3"/>7,139</text:p>
          </table:table-cell>
          <table:table-cell table:style-name="ce35" office:value-type="float" office:value="302" calcext:value-type="float">
            <text:p><text:s text:c="3"/>302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3242" calcext:value-type="float">
            <text:p><text:s text:c="3"/>3,242</text:p>
          </table:table-cell>
          <table:table-cell table:style-name="ce35" office:value-type="float" office:value="33466" calcext:value-type="float">
            <text:p><text:s text:c="3"/>33,466</text:p>
          </table:table-cell>
          <table:table-cell table:style-name="ce35" office:value-type="float" office:value="1624" calcext:value-type="float">
            <text:p><text:s text:c="3"/>1,62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67652" calcext:value-type="float">
            <text:p><text:s text:c="3"/>67,652</text:p>
          </table:table-cell>
          <table:table-cell table:style-name="ce35" office:value-type="float" office:value="3281" calcext:value-type="float">
            <text:p><text:s text:c="3"/>3,281</text:p>
          </table:table-cell>
          <table:table-cell table:style-name="ce35" office:value-type="float" office:value="5644" calcext:value-type="float">
            <text:p><text:s text:c="3"/>5,644</text:p>
          </table:table-cell>
          <table:table-cell table:style-name="ce35" office:value-type="float" office:value="4776" calcext:value-type="float">
            <text:p><text:s text:c="3"/>4,776</text:p>
          </table:table-cell>
          <table:table-cell table:style-name="ce35" office:value-type="float" office:value="4075" calcext:value-type="float">
            <text:p><text:s text:c="3"/>4,075</text:p>
          </table:table-cell>
          <table:table-cell table:style-name="ce35" office:value-type="float" office:value="3062" calcext:value-type="float">
            <text:p><text:s text:c="3"/>3,062</text:p>
          </table:table-cell>
          <table:table-cell table:style-name="ce35" office:value-type="float" office:value="1545" calcext:value-type="float">
            <text:p><text:s text:c="3"/>1,545</text:p>
          </table:table-cell>
          <table:table-cell table:style-name="ce35" office:value-type="float" office:value="2224" calcext:value-type="float">
            <text:p><text:s text:c="3"/>2,224</text:p>
          </table:table-cell>
          <table:table-cell table:style-name="ce35" office:value-type="float" office:value="5817" calcext:value-type="float">
            <text:p><text:s text:c="3"/>5,81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3242" calcext:value-type="float">
            <text:p><text:s text:c="3"/>3,242</text:p>
          </table:table-cell>
          <table:table-cell table:style-name="ce35" office:value-type="float" office:value="33466" calcext:value-type="float">
            <text:p><text:s text:c="3"/>33,466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9" office:value-type="float" office:value="2125" calcext:value-type="float">
            <text:p><text:s text:c="3"/>2,125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0517" calcext:value-type="float">
            <text:p><text:s text:c="3"/>30,517</text:p>
          </table:table-cell>
          <table:table-cell table:style-name="ce35" office:value-type="float" office:value="1722" calcext:value-type="float">
            <text:p><text:s text:c="3"/>1,722</text:p>
          </table:table-cell>
          <table:table-cell table:style-name="ce35" office:value-type="float" office:value="3058" calcext:value-type="float">
            <text:p><text:s text:c="3"/>3,058</text:p>
          </table:table-cell>
          <table:table-cell table:style-name="ce35" office:value-type="float" office:value="2193" calcext:value-type="float">
            <text:p><text:s text:c="3"/>2,193</text:p>
          </table:table-cell>
          <table:table-cell table:style-name="ce35" office:value-type="float" office:value="952" calcext:value-type="float">
            <text:p><text:s text:c="3"/>952</text:p>
          </table:table-cell>
          <table:table-cell table:style-name="ce35" office:value-type="float" office:value="1093" calcext:value-type="float">
            <text:p><text:s text:c="3"/>1,093</text:p>
          </table:table-cell>
          <table:table-cell table:style-name="ce35" office:value-type="float" office:value="688" calcext:value-type="float">
            <text:p><text:s text:c="3"/>688</text:p>
          </table:table-cell>
          <table:table-cell table:style-name="ce35" office:value-type="float" office:value="1082" calcext:value-type="float">
            <text:p><text:s text:c="3"/>1,082</text:p>
          </table:table-cell>
          <table:table-cell table:style-name="ce35" office:value-type="float" office:value="3145" calcext:value-type="float">
            <text:p><text:s text:c="3"/>3,145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406" calcext:value-type="float">
            <text:p><text:s text:c="3"/>1,406</text:p>
          </table:table-cell>
          <table:table-cell table:style-name="ce35" office:value-type="float" office:value="14572" calcext:value-type="float">
            <text:p><text:s text:c="3"/>14,572</text:p>
          </table:table-cell>
          <table:table-cell table:style-name="ce35" office:value-type="float" office:value="428" calcext:value-type="float">
            <text:p><text:s text:c="3"/>42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9814" calcext:value-type="float">
            <text:p><text:s text:c="3"/>29,814</text:p>
          </table:table-cell>
          <table:table-cell table:style-name="ce35" office:value-type="float" office:value="1432" calcext:value-type="float">
            <text:p><text:s text:c="3"/>1,432</text:p>
          </table:table-cell>
          <table:table-cell table:style-name="ce35" office:value-type="float" office:value="2508" calcext:value-type="float">
            <text:p><text:s text:c="3"/>2,508</text:p>
          </table:table-cell>
          <table:table-cell table:style-name="ce35" office:value-type="float" office:value="2134" calcext:value-type="float">
            <text:p><text:s text:c="3"/>2,134</text:p>
          </table:table-cell>
          <table:table-cell table:style-name="ce35" office:value-type="float" office:value="1877" calcext:value-type="float">
            <text:p><text:s text:c="3"/>1,877</text:p>
          </table:table-cell>
          <table:table-cell table:style-name="ce35" office:value-type="float" office:value="1318" calcext:value-type="float">
            <text:p><text:s text:c="3"/>1,318</text:p>
          </table:table-cell>
          <table:table-cell table:style-name="ce35" office:value-type="float" office:value="684" calcext:value-type="float">
            <text:p><text:s text:c="3"/>684</text:p>
          </table:table-cell>
          <table:table-cell table:style-name="ce35" office:value-type="float" office:value="973" calcext:value-type="float">
            <text:p><text:s text:c="3"/>973</text:p>
          </table:table-cell>
          <table:table-cell table:style-name="ce35" office:value-type="float" office:value="2644" calcext:value-type="float">
            <text:p><text:s text:c="3"/>2,644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406" calcext:value-type="float">
            <text:p><text:s text:c="3"/>1,406</text:p>
          </table:table-cell>
          <table:table-cell table:style-name="ce35" office:value-type="float" office:value="14572" calcext:value-type="float">
            <text:p><text:s text:c="3"/>14,572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58" office:value-type="float" office:value="703" calcext:value-type="float">
            <text:p><text:s text:c="3"/>703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39260" calcext:value-type="float">
            <text:p><text:s text:c="3"/>39,260</text:p>
          </table:table-cell>
          <table:table-cell table:style-name="ce35" office:value-type="float" office:value="2106" calcext:value-type="float">
            <text:p><text:s text:c="3"/>2,106</text:p>
          </table:table-cell>
          <table:table-cell table:style-name="ce35" office:value-type="float" office:value="3595" calcext:value-type="float">
            <text:p><text:s text:c="3"/>3,595</text:p>
          </table:table-cell>
          <table:table-cell table:style-name="ce35" office:value-type="float" office:value="2591" calcext:value-type="float">
            <text:p><text:s text:c="3"/>2,591</text:p>
          </table:table-cell>
          <table:table-cell table:style-name="ce35" office:value-type="float" office:value="1221" calcext:value-type="float">
            <text:p><text:s text:c="3"/>1,221</text:p>
          </table:table-cell>
          <table:table-cell table:style-name="ce35" office:value-type="float" office:value="1425" calcext:value-type="float">
            <text:p><text:s text:c="3"/>1,425</text:p>
          </table:table-cell>
          <table:table-cell table:style-name="ce35" office:value-type="float" office:value="954" calcext:value-type="float">
            <text:p><text:s text:c="3"/>954</text:p>
          </table:table-cell>
          <table:table-cell table:style-name="ce35" office:value-type="float" office:value="1318" calcext:value-type="float">
            <text:p><text:s text:c="3"/>1,318</text:p>
          </table:table-cell>
          <table:table-cell table:style-name="ce35" office:value-type="float" office:value="3994" calcext:value-type="float">
            <text:p><text:s text:c="3"/>3,994</text:p>
          </table:table-cell>
          <table:table-cell table:style-name="ce35" office:value-type="float" office:value="126" calcext:value-type="float">
            <text:p><text:s text:c="3"/>126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1836" calcext:value-type="float">
            <text:p><text:s text:c="3"/>1,836</text:p>
          </table:table-cell>
          <table:table-cell table:style-name="ce35" office:value-type="float" office:value="18894" calcext:value-type="float">
            <text:p><text:s text:c="3"/>18,894</text:p>
          </table:table-cell>
          <table:table-cell table:style-name="ce35" office:value-type="float" office:value="1196" calcext:value-type="float">
            <text:p><text:s text:c="3"/>1,19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7838" calcext:value-type="float">
            <text:p><text:s text:c="3"/>37,838</text:p>
          </table:table-cell>
          <table:table-cell table:style-name="ce35" office:value-type="float" office:value="1849" calcext:value-type="float">
            <text:p><text:s text:c="3"/>1,849</text:p>
          </table:table-cell>
          <table:table-cell table:style-name="ce35" office:value-type="float" office:value="3136" calcext:value-type="float">
            <text:p><text:s text:c="3"/>3,136</text:p>
          </table:table-cell>
          <table:table-cell table:style-name="ce35" office:value-type="float" office:value="2642" calcext:value-type="float">
            <text:p><text:s text:c="3"/>2,642</text:p>
          </table:table-cell>
          <table:table-cell table:style-name="ce35" office:value-type="float" office:value="2198" calcext:value-type="float">
            <text:p><text:s text:c="3"/>2,198</text:p>
          </table:table-cell>
          <table:table-cell table:style-name="ce35" office:value-type="float" office:value="1744" calcext:value-type="float">
            <text:p><text:s text:c="3"/>1,744</text:p>
          </table:table-cell>
          <table:table-cell table:style-name="ce35" office:value-type="float" office:value="861" calcext:value-type="float">
            <text:p><text:s text:c="3"/>861</text:p>
          </table:table-cell>
          <table:table-cell table:style-name="ce35" office:value-type="float" office:value="1251" calcext:value-type="float">
            <text:p><text:s text:c="3"/>1,251</text:p>
          </table:table-cell>
          <table:table-cell table:style-name="ce35" office:value-type="float" office:value="3173" calcext:value-type="float">
            <text:p><text:s text:c="3"/>3,173</text:p>
          </table:table-cell>
          <table:table-cell table:style-name="ce35" office:value-type="float" office:value="219" calcext:value-type="float">
            <text:p><text:s text:c="3"/>219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1836" calcext:value-type="float">
            <text:p><text:s text:c="3"/>1,836</text:p>
          </table:table-cell>
          <table:table-cell table:style-name="ce35" office:value-type="float" office:value="18894" calcext:value-type="float">
            <text:p><text:s text:c="3"/>18,89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9" office:value-type="float" office:value="1422" calcext:value-type="float">
            <text:p><text:s text:c="3"/>1,422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1323" calcext:value-type="float">
            <text:p>11,323</text:p>
          </table:table-cell>
          <table:table-cell table:style-name="ce36" office:value-type="float" office:value="725" calcext:value-type="float">
            <text:p>72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762" calcext:value-type="float">
            <text:p>2,762</text:p>
          </table:table-cell>
          <table:table-cell table:style-name="ce36" office:value-type="float" office:value="678" calcext:value-type="float">
            <text:p>678</text:p>
          </table:table-cell>
          <table:table-cell table:style-name="ce36" office:value-type="float" office:value="301" calcext:value-type="float">
            <text:p>301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1393" calcext:value-type="float">
            <text:p>1,393</text:p>
          </table:table-cell>
          <table:table-cell table:style-name="ce36" office:value-type="float" office:value="70" calcext:value-type="float">
            <text:p>7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634" calcext:value-type="float">
            <text:p>4,634</text:p>
          </table:table-cell>
          <table:table-cell table:style-name="ce36" office:value-type="float" office:value="318" calcext:value-type="float">
            <text:p>31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057" calcext:value-type="float">
            <text:p>12,057</text:p>
          </table:table-cell>
          <table:table-cell table:style-name="ce36" office:value-type="float" office:value="760" calcext:value-type="float">
            <text:p>76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826" calcext:value-type="float">
            <text:p>2,826</text:p>
          </table:table-cell>
          <table:table-cell table:style-name="ce36" office:value-type="float" office:value="1441" calcext:value-type="float">
            <text:p>1,441</text:p>
          </table:table-cell>
          <table:table-cell table:style-name="ce36" office:value-type="float" office:value="371" calcext:value-type="float">
            <text:p>371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263" calcext:value-type="float">
            <text:p>263</text:p>
          </table:table-cell>
          <table:table-cell table:style-name="ce36" office:value-type="float" office:value="1469" calcext:value-type="float">
            <text:p>1,469</text:p>
          </table:table-cell>
          <table:table-cell table:style-name="ce36" office:value-type="float" office:value="123" calcext:value-type="float">
            <text:p>12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634" calcext:value-type="float">
            <text:p>4,63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60" office:value-type="float" office:value="-734" calcext:value-type="float">
            <text:p><text:s/>－734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974" calcext:value-type="float">
            <text:p>4,974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55" calcext:value-type="float">
            <text:p>1,255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609" calcext:value-type="float">
            <text:p>609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029" calcext:value-type="float">
            <text:p>2,029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421" calcext:value-type="float">
            <text:p>5,421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246" calcext:value-type="float">
            <text:p>1,246</text:p>
          </table:table-cell>
          <table:table-cell table:style-name="ce37" office:value-type="float" office:value="650" calcext:value-type="float">
            <text:p>650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715" calcext:value-type="float">
            <text:p>715</text:p>
          </table:table-cell>
          <table:table-cell table:style-name="ce37" office:value-type="float" office:value="65" calcext:value-type="float">
            <text:p>6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029" calcext:value-type="float">
            <text:p>2,02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-447" calcext:value-type="float">
            <text:p><text:s/>－447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6349" calcext:value-type="float">
            <text:p>6,349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07" calcext:value-type="float">
            <text:p>1,507</text:p>
          </table:table-cell>
          <table:table-cell table:style-name="ce38" office:value-type="float" office:value="379" calcext:value-type="float">
            <text:p>379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784" calcext:value-type="float">
            <text:p>784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05" calcext:value-type="float">
            <text:p>2,605</text:p>
          </table:table-cell>
          <table:table-cell table:style-name="ce38" office:value-type="float" office:value="207" calcext:value-type="float">
            <text:p>20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636" calcext:value-type="float">
            <text:p>6,636</text:p>
          </table:table-cell>
          <table:table-cell table:style-name="ce38" office:value-type="float" office:value="427" calcext:value-type="float">
            <text:p>4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80" calcext:value-type="float">
            <text:p>1,580</text:p>
          </table:table-cell>
          <table:table-cell table:style-name="ce38" office:value-type="float" office:value="791" calcext:value-type="float">
            <text:p>791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754" calcext:value-type="float">
            <text:p>754</text:p>
          </table:table-cell>
          <table:table-cell table:style-name="ce38" office:value-type="float" office:value="58" calcext:value-type="float">
            <text:p>5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05" calcext:value-type="float">
            <text:p>2,60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6" calcext:value-type="float">
            <text:p>6</text:p>
          </table:table-cell>
          <table:table-cell table:style-name="ce61" office:value-type="float" office:value="-287" calcext:value-type="float">
            <text:p><text:s/>－287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0055" calcext:value-type="float">
            <text:p>10,055</text:p>
          </table:table-cell>
          <table:table-cell table:style-name="ce36" office:value-type="float" office:value="1274" calcext:value-type="float">
            <text:p>1,274</text:p>
          </table:table-cell>
          <table:table-cell table:style-name="ce36" office:value-type="float" office:value="2826" calcext:value-type="float">
            <text:p>2,82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45" calcext:value-type="float">
            <text:p>345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924" calcext:value-type="float">
            <text:p>924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656" calcext:value-type="float">
            <text:p>3,656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9350" calcext:value-type="float">
            <text:p>9,350</text:p>
          </table:table-cell>
          <table:table-cell table:style-name="ce36" office:value-type="float" office:value="901" calcext:value-type="float">
            <text:p>901</text:p>
          </table:table-cell>
          <table:table-cell table:style-name="ce36" office:value-type="float" office:value="2762" calcext:value-type="float">
            <text:p>2,76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12" calcext:value-type="float">
            <text:p>612</text:p>
          </table:table-cell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827" calcext:value-type="float">
            <text:p>827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656" calcext:value-type="float">
            <text:p>3,65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705" calcext:value-type="float">
            <text:p>705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468" calcext:value-type="float">
            <text:p>4,468</text:p>
          </table:table-cell>
          <table:table-cell table:style-name="ce37" office:value-type="float" office:value="565" calcext:value-type="float">
            <text:p>565</text:p>
          </table:table-cell>
          <table:table-cell table:style-name="ce37" office:value-type="float" office:value="1246" calcext:value-type="float">
            <text:p>1,24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44" calcext:value-type="float">
            <text:p>1,644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242" calcext:value-type="float">
            <text:p>4,242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1255" calcext:value-type="float">
            <text:p>1,25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44" calcext:value-type="float">
            <text:p>1,64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61" office:value-type="float" office:value="226" calcext:value-type="float">
            <text:p>22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5587" calcext:value-type="float">
            <text:p>5,587</text:p>
          </table:table-cell>
          <table:table-cell table:style-name="ce38" office:value-type="float" office:value="709" calcext:value-type="float">
            <text:p>709</text:p>
          </table:table-cell>
          <table:table-cell table:style-name="ce38" office:value-type="float" office:value="1580" calcext:value-type="float">
            <text:p>1,5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494" calcext:value-type="float">
            <text:p>494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12" calcext:value-type="float">
            <text:p>2,012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08" calcext:value-type="float">
            <text:p>5,108</text:p>
          </table:table-cell>
          <table:table-cell table:style-name="ce38" office:value-type="float" office:value="498" calcext:value-type="float">
            <text:p>498</text:p>
          </table:table-cell>
          <table:table-cell table:style-name="ce38" office:value-type="float" office:value="1507" calcext:value-type="float">
            <text:p>1,5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9" calcext:value-type="float">
            <text:p>329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441" calcext:value-type="float">
            <text:p>441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012" calcext:value-type="float">
            <text:p>2,0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479" calcext:value-type="float">
            <text:p>479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7750" calcext:value-type="float">
            <text:p>7,750</text:p>
          </table:table-cell>
          <table:table-cell table:style-name="ce36" office:value-type="float" office:value="278" calcext:value-type="float">
            <text:p>278</text:p>
          </table:table-cell>
          <table:table-cell table:style-name="ce36" office:value-type="float" office:value="1441" calcext:value-type="float">
            <text:p>1,441</text:p>
          </table:table-cell>
          <table:table-cell table:style-name="ce36" office:value-type="float" office:value="612" calcext:value-type="float">
            <text:p>61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1324" calcext:value-type="float">
            <text:p>1,324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251" calcext:value-type="float">
            <text:p>3,251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697" calcext:value-type="float">
            <text:p>5,697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678" calcext:value-type="float">
            <text:p>678</text:p>
          </table:table-cell>
          <table:table-cell table:style-name="ce36" office:value-type="float" office:value="345" calcext:value-type="float">
            <text:p>34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707" calcext:value-type="float">
            <text:p>707</text:p>
          </table:table-cell>
          <table:table-cell table:style-name="ce36" office:value-type="float" office:value="76" calcext:value-type="float">
            <text:p>76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251" calcext:value-type="float">
            <text:p>3,25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2053" calcext:value-type="float">
            <text:p>2,053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429" calcext:value-type="float">
            <text:p>3,429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650" calcext:value-type="float">
            <text:p>650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627" calcext:value-type="float">
            <text:p>627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395" calcext:value-type="float">
            <text:p>1,39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461" calcext:value-type="float">
            <text:p>2,461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299" calcext:value-type="float">
            <text:p>299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395" calcext:value-type="float">
            <text:p>1,395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61" office:value-type="float" office:value="968" calcext:value-type="float">
            <text:p>968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4321" calcext:value-type="float">
            <text:p>4,321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791" calcext:value-type="float">
            <text:p>791</text:p>
          </table:table-cell>
          <table:table-cell table:style-name="ce38" office:value-type="float" office:value="329" calcext:value-type="float">
            <text:p>3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697" calcext:value-type="float">
            <text:p>697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856" calcext:value-type="float">
            <text:p>1,856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36" calcext:value-type="float">
            <text:p>3,236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379" calcext:value-type="float">
            <text:p>379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39" calcext:value-type="float">
            <text:p>3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856" calcext:value-type="float">
            <text:p>1,85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1085" calcext:value-type="float">
            <text:p>1,085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9129" calcext:value-type="float">
            <text:p>9,129</text:p>
          </table:table-cell>
          <table:table-cell table:style-name="ce36" office:value-type="float" office:value="368" calcext:value-type="float">
            <text:p>368</text:p>
          </table:table-cell>
          <table:table-cell table:style-name="ce36" office:value-type="float" office:value="371" calcext:value-type="float">
            <text:p>371</text:p>
          </table:table-cell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1848" calcext:value-type="float">
            <text:p>1,848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545" calcext:value-type="float">
            <text:p>5,545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334" calcext:value-type="float">
            <text:p>8,334</text:p>
          </table:table-cell>
          <table:table-cell table:style-name="ce36" office:value-type="float" office:value="262" calcext:value-type="float">
            <text:p>262</text:p>
          </table:table-cell>
          <table:table-cell table:style-name="ce36" office:value-type="float" office:value="301" calcext:value-type="float">
            <text:p>301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1341" calcext:value-type="float">
            <text:p>1,341</text:p>
          </table:table-cell>
          <table:table-cell table:style-name="ce36" office:value-type="float" office:value="44" calcext:value-type="float">
            <text:p>4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545" calcext:value-type="float">
            <text:p>5,54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60" office:value-type="float" office:value="795" calcext:value-type="float">
            <text:p>795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864" calcext:value-type="float">
            <text:p>3,864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770" calcext:value-type="float">
            <text:p>770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338" calcext:value-type="float">
            <text:p>2,3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529" calcext:value-type="float">
            <text:p>3,529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581" calcext:value-type="float">
            <text:p>581</text:p>
          </table:table-cell>
          <table:table-cell table:style-name="ce37" office:value-type="float" office:value="25" calcext:value-type="float">
            <text:p>25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338" calcext:value-type="float">
            <text:p>2,338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61" office:value-type="float" office:value="335" calcext:value-type="float">
            <text:p>335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265" calcext:value-type="float">
            <text:p>5,265</text:p>
          </table:table-cell>
          <table:table-cell table:style-name="ce38" office:value-type="float" office:value="199" calcext:value-type="float">
            <text:p>199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078" calcext:value-type="float">
            <text:p>1,078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207" calcext:value-type="float">
            <text:p>3,207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805" calcext:value-type="float">
            <text:p>4,805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760" calcext:value-type="float">
            <text:p>76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207" calcext:value-type="float">
            <text:p>3,20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460" calcext:value-type="float">
            <text:p>460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5178" calcext:value-type="float">
            <text:p>5,178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82" calcext:value-type="float">
            <text:p>482</text:p>
          </table:table-cell>
          <table:table-cell table:style-name="ce36" office:value-type="float" office:value="517" calcext:value-type="float">
            <text:p>517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355" calcext:value-type="float">
            <text:p>3,355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181" calcext:value-type="float">
            <text:p>5,18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44" calcext:value-type="float">
            <text:p>444</text:p>
          </table:table-cell>
          <table:table-cell table:style-name="ce36" office:value-type="float" office:value="486" calcext:value-type="float">
            <text:p>486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355" calcext:value-type="float">
            <text:p>3,35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60" office:value-type="float" office:value="-3" calcext:value-type="float">
            <text:p><text:s/>－3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234" calcext:value-type="float">
            <text:p>2,234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442" calcext:value-type="float">
            <text:p>1,44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205" calcext:value-type="float">
            <text:p>2,205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442" calcext:value-type="float">
            <text:p>1,44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61" office:value-type="float" office:value="29" calcext:value-type="float">
            <text:p>29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2944" calcext:value-type="float">
            <text:p>2,944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0" calcext:value-type="float">
            <text:p>270</text:p>
          </table:table-cell>
          <table:table-cell table:style-name="ce38" office:value-type="float" office:value="298" calcext:value-type="float">
            <text:p>298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13" calcext:value-type="float">
            <text:p>1,913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76" calcext:value-type="float">
            <text:p>2,976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913" calcext:value-type="float">
            <text:p>1,9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-32" calcext:value-type="float">
            <text:p><text:s/>－32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8350" calcext:value-type="float">
            <text:p>8,350</text:p>
          </table:table-cell>
          <table:table-cell table:style-name="ce36" office:value-type="float" office:value="436" calcext:value-type="float">
            <text:p>436</text:p>
          </table:table-cell>
          <table:table-cell table:style-name="ce36" office:value-type="float" office:value="263" calcext:value-type="float">
            <text:p>263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444" calcext:value-type="float">
            <text:p>44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039" calcext:value-type="float">
            <text:p>1,039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526" calcext:value-type="float">
            <text:p>5,526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284" calcext:value-type="float">
            <text:p>8,284</text:p>
          </table:table-cell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482" calcext:value-type="float">
            <text:p>48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915" calcext:value-type="float">
            <text:p>915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5526" calcext:value-type="float">
            <text:p>5,52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60" office:value-type="float" office:value="66" calcext:value-type="float">
            <text:p>66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3670" calcext:value-type="float">
            <text:p>3,670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469" calcext:value-type="float">
            <text:p>2,46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707" calcext:value-type="float">
            <text:p>3,707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office:value-type="float" office:value="26" calcext:value-type="float">
            <text:p>26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469" calcext:value-type="float">
            <text:p>2,469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61" office:value-type="float" office:value="-37" calcext:value-type="float">
            <text:p><text:s/>－37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4680" calcext:value-type="float">
            <text:p>4,680</text:p>
          </table:table-cell>
          <table:table-cell table:style-name="ce38" office:value-type="float" office:value="242" calcext:value-type="float">
            <text:p>242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02" calcext:value-type="float">
            <text:p>602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057" calcext:value-type="float">
            <text:p>3,057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577" calcext:value-type="float">
            <text:p>4,577</text:p>
          </table:table-cell>
          <table:table-cell table:style-name="ce38" office:value-type="float" office:value="196" calcext:value-type="float">
            <text:p>196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270" calcext:value-type="float">
            <text:p>27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96" calcext:value-type="float">
            <text:p>496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057" calcext:value-type="float">
            <text:p>3,05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103" calcext:value-type="float">
            <text:p>103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17327" calcext:value-type="float">
            <text:p><text:s text:c="3"/>17,327</text:p>
          </table:table-cell>
          <table:table-cell table:style-name="ce39" office:value-type="float" office:value="555" calcext:value-type="float">
            <text:p><text:s text:c="3"/>555</text:p>
          </table:table-cell>
          <table:table-cell table:style-name="ce39" office:value-type="float" office:value="1469" calcext:value-type="float">
            <text:p><text:s text:c="3"/>1,469</text:p>
          </table:table-cell>
          <table:table-cell table:style-name="ce39" office:value-type="float" office:value="827" calcext:value-type="float">
            <text:p><text:s text:c="3"/>827</text:p>
          </table:table-cell>
          <table:table-cell table:style-name="ce39" office:value-type="float" office:value="707" calcext:value-type="float">
            <text:p><text:s text:c="3"/>707</text:p>
          </table:table-cell>
          <table:table-cell table:style-name="ce39" office:value-type="float" office:value="1341" calcext:value-type="float">
            <text:p><text:s text:c="3"/>1,341</text:p>
          </table:table-cell>
          <table:table-cell table:style-name="ce39" office:value-type="float" office:value="486" calcext:value-type="float">
            <text:p><text:s text:c="3"/>486</text:p>
          </table:table-cell>
          <table:table-cell table:style-name="ce39" office:value-type="float" office:value="915" calcext:value-type="float">
            <text:p><text:s text:c="3"/>915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3241" calcext:value-type="float">
            <text:p><text:s text:c="3"/>3,241</text:p>
          </table:table-cell>
          <table:table-cell table:style-name="ce39" office:value-type="float" office:value="7316" calcext:value-type="float">
            <text:p><text:s text:c="3"/>7,316</text:p>
          </table:table-cell>
          <table:table-cell table:style-name="ce39" office:value-type="float" office:value="397" calcext:value-type="float">
            <text:p><text:s text:c="3"/>3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260" calcext:value-type="float">
            <text:p><text:s text:c="3"/>18,260</text:p>
          </table:table-cell>
          <table:table-cell table:style-name="ce39" office:value-type="float" office:value="557" calcext:value-type="float">
            <text:p><text:s text:c="3"/>557</text:p>
          </table:table-cell>
          <table:table-cell table:style-name="ce39" office:value-type="float" office:value="1393" calcext:value-type="float">
            <text:p><text:s text:c="3"/>1,393</text:p>
          </table:table-cell>
          <table:table-cell table:style-name="ce39" office:value-type="float" office:value="924" calcext:value-type="float">
            <text:p><text:s text:c="3"/>924</text:p>
          </table:table-cell>
          <table:table-cell table:style-name="ce39" office:value-type="float" office:value="1324" calcext:value-type="float">
            <text:p><text:s text:c="3"/>1,324</text:p>
          </table:table-cell>
          <table:table-cell table:style-name="ce39" office:value-type="float" office:value="1848" calcext:value-type="float">
            <text:p><text:s text:c="3"/>1,848</text:p>
          </table:table-cell>
          <table:table-cell table:style-name="ce39" office:value-type="float" office:value="517" calcext:value-type="float">
            <text:p><text:s text:c="3"/>517</text:p>
          </table:table-cell>
          <table:table-cell table:style-name="ce39" office:value-type="float" office:value="1039" calcext:value-type="float">
            <text:p><text:s text:c="3"/>1,039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94" calcext:value-type="float">
            <text:p><text:s text:c="3"/>94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3241" calcext:value-type="float">
            <text:p><text:s text:c="3"/>3,241</text:p>
          </table:table-cell>
          <table:table-cell table:style-name="ce39" office:value-type="float" office:value="7316" calcext:value-type="float">
            <text:p><text:s text:c="3"/>7,31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0" office:value-type="float" office:value="-933" calcext:value-type="float">
            <text:p><text:s/>－933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7534" calcext:value-type="float">
            <text:p><text:s text:c="3"/>7,534</text:p>
          </table:table-cell>
          <table:table-cell table:style-name="ce40" office:value-type="float" office:value="251" calcext:value-type="float">
            <text:p><text:s text:c="3"/>251</text:p>
          </table:table-cell>
          <table:table-cell table:style-name="ce40" office:value-type="float" office:value="715" calcext:value-type="float">
            <text:p><text:s text:c="3"/>715</text:p>
          </table:table-cell>
          <table:table-cell table:style-name="ce40" office:value-type="float" office:value="386" calcext:value-type="float">
            <text:p><text:s text:c="3"/>386</text:p>
          </table:table-cell>
          <table:table-cell table:style-name="ce40" office:value-type="float" office:value="307" calcext:value-type="float">
            <text:p><text:s text:c="3"/>307</text:p>
          </table:table-cell>
          <table:table-cell table:style-name="ce40" office:value-type="float" office:value="581" calcext:value-type="float">
            <text:p><text:s text:c="3"/>581</text:p>
          </table:table-cell>
          <table:table-cell table:style-name="ce40" office:value-type="float" office:value="195" calcext:value-type="float">
            <text:p><text:s text:c="3"/>195</text:p>
          </table:table-cell>
          <table:table-cell table:style-name="ce40" office:value-type="float" office:value="419" calcext:value-type="float">
            <text:p><text:s text:c="3"/>419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405" calcext:value-type="float">
            <text:p><text:s text:c="3"/>1,405</text:p>
          </table:table-cell>
          <table:table-cell table:style-name="ce40" office:value-type="float" office:value="3163" calcext:value-type="float">
            <text:p><text:s text:c="3"/>3,163</text:p>
          </table:table-cell>
          <table:table-cell table:style-name="ce40" office:value-type="float" office:value="71" calcext:value-type="float">
            <text:p><text:s text:c="3"/>7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7977" calcext:value-type="float">
            <text:p><text:s text:c="3"/>7,977</text:p>
          </table:table-cell>
          <table:table-cell table:style-name="ce40" office:value-type="float" office:value="260" calcext:value-type="float">
            <text:p><text:s text:c="3"/>260</text:p>
          </table:table-cell>
          <table:table-cell table:style-name="ce40" office:value-type="float" office:value="609" calcext:value-type="float">
            <text:p><text:s text:c="3"/>609</text:p>
          </table:table-cell>
          <table:table-cell table:style-name="ce40" office:value-type="float" office:value="430" calcext:value-type="float">
            <text:p><text:s text:c="3"/>430</text:p>
          </table:table-cell>
          <table:table-cell table:style-name="ce40" office:value-type="float" office:value="627" calcext:value-type="float">
            <text:p><text:s text:c="3"/>627</text:p>
          </table:table-cell>
          <table:table-cell table:style-name="ce40" office:value-type="float" office:value="770" calcext:value-type="float">
            <text:p><text:s text:c="3"/>770</text:p>
          </table:table-cell>
          <table:table-cell table:style-name="ce40" office:value-type="float" office:value="219" calcext:value-type="float">
            <text:p><text:s text:c="3"/>219</text:p>
          </table:table-cell>
          <table:table-cell table:style-name="ce40" office:value-type="float" office:value="437" calcext:value-type="float">
            <text:p><text:s text:c="3"/>437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53" calcext:value-type="float">
            <text:p><text:s text:c="3"/>53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405" calcext:value-type="float">
            <text:p><text:s text:c="3"/>1,405</text:p>
          </table:table-cell>
          <table:table-cell table:style-name="ce40" office:value-type="float" office:value="3163" calcext:value-type="float">
            <text:p><text:s text:c="3"/>3,163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61" office:value-type="float" office:value="-443" calcext:value-type="float">
            <text:p><text:s/>－443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9793" calcext:value-type="float">
            <text:p><text:s text:c="3"/>9,793</text:p>
          </table:table-cell>
          <table:table-cell table:style-name="ce41" office:value-type="float" office:value="304" calcext:value-type="float">
            <text:p><text:s text:c="3"/>304</text:p>
          </table:table-cell>
          <table:table-cell table:style-name="ce41" office:value-type="float" office:value="754" calcext:value-type="float">
            <text:p><text:s text:c="3"/>754</text:p>
          </table:table-cell>
          <table:table-cell table:style-name="ce41" office:value-type="float" office:value="441" calcext:value-type="float">
            <text:p><text:s text:c="3"/>441</text:p>
          </table:table-cell>
          <table:table-cell table:style-name="ce41" office:value-type="float" office:value="400" calcext:value-type="float">
            <text:p><text:s text:c="3"/>400</text:p>
          </table:table-cell>
          <table:table-cell table:style-name="ce41" office:value-type="float" office:value="760" calcext:value-type="float">
            <text:p><text:s text:c="3"/>760</text:p>
          </table:table-cell>
          <table:table-cell table:style-name="ce41" office:value-type="float" office:value="291" calcext:value-type="float">
            <text:p><text:s text:c="3"/>291</text:p>
          </table:table-cell>
          <table:table-cell table:style-name="ce41" office:value-type="float" office:value="496" calcext:value-type="float">
            <text:p><text:s text:c="3"/>496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31" calcext:value-type="float">
            <text:p><text:s text:c="3"/>31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1836" calcext:value-type="float">
            <text:p><text:s text:c="3"/>1,836</text:p>
          </table:table-cell>
          <table:table-cell table:style-name="ce41" office:value-type="float" office:value="4153" calcext:value-type="float">
            <text:p><text:s text:c="3"/>4,153</text:p>
          </table:table-cell>
          <table:table-cell table:style-name="ce41" office:value-type="float" office:value="326" calcext:value-type="float">
            <text:p><text:s text:c="3"/>326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10283" calcext:value-type="float">
            <text:p><text:s text:c="3"/>10,283</text:p>
          </table:table-cell>
          <table:table-cell table:style-name="ce41" office:value-type="float" office:value="297" calcext:value-type="float">
            <text:p><text:s text:c="3"/>297</text:p>
          </table:table-cell>
          <table:table-cell table:style-name="ce41" office:value-type="float" office:value="784" calcext:value-type="float">
            <text:p><text:s text:c="3"/>784</text:p>
          </table:table-cell>
          <table:table-cell table:style-name="ce41" office:value-type="float" office:value="494" calcext:value-type="float">
            <text:p><text:s text:c="3"/>494</text:p>
          </table:table-cell>
          <table:table-cell table:style-name="ce41" office:value-type="float" office:value="697" calcext:value-type="float">
            <text:p><text:s text:c="3"/>697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298" calcext:value-type="float">
            <text:p><text:s text:c="3"/>298</text:p>
          </table:table-cell>
          <table:table-cell table:style-name="ce41" office:value-type="float" office:value="602" calcext:value-type="float">
            <text:p><text:s text:c="3"/>602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41" calcext:value-type="float">
            <text:p><text:s text:c="3"/>41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1836" calcext:value-type="float">
            <text:p><text:s text:c="3"/>1,836</text:p>
          </table:table-cell>
          <table:table-cell table:style-name="ce41" office:value-type="float" office:value="4153" calcext:value-type="float">
            <text:p><text:s text:c="3"/>4,15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61" office:value-type="float" office:value="-490" calcext:value-type="float">
            <text:p><text:s/>－490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39" calcext:value-type="float">
            <text:p>1,33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749" calcext:value-type="float">
            <text:p>74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1" calcext:value-type="float">
            <text:p>1,30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749" calcext:value-type="float">
            <text:p>7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38" calcext:value-type="float">
            <text:p>38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85" calcext:value-type="float">
            <text:p>58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2" calcext:value-type="float">
            <text:p>58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33" calcext:value-type="float">
            <text:p>33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3" calcext:value-type="float">
            <text:p>3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54" calcext:value-type="float">
            <text:p>75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416" calcext:value-type="float">
            <text:p>41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19" calcext:value-type="float">
            <text:p>71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416" calcext:value-type="float">
            <text:p>41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35" calcext:value-type="float">
            <text:p>35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696" calcext:value-type="float">
            <text:p>1,69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148" calcext:value-type="float">
            <text:p>148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5" calcext:value-type="float">
            <text:p>1,39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504" calcext:value-type="float">
            <text:p>50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301" calcext:value-type="float">
            <text:p>30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32" calcext:value-type="float">
            <text:p>73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7" calcext:value-type="float">
            <text:p>57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199" calcext:value-type="float">
            <text:p>19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55" calcext:value-type="float">
            <text:p>155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64" calcext:value-type="float">
            <text:p>96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06" calcext:value-type="float">
            <text:p>306</text:p>
          </table:table-cell>
          <table:table-cell table:style-name="ce44" office:value-type="float" office:value="305" calcext:value-type="float">
            <text:p>30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18" calcext:value-type="float">
            <text:p>818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6" calcext:value-type="float">
            <text:p>216</text:p>
          </table:table-cell>
          <table:table-cell table:style-name="ce44" office:value-type="float" office:value="305" calcext:value-type="float">
            <text:p>30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46" calcext:value-type="float">
            <text:p>146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50" calcext:value-type="float">
            <text:p>1,15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31" calcext:value-type="float">
            <text:p>1,43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459" calcext:value-type="float">
            <text:p>45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81" calcext:value-type="float">
            <text:p><text:s/>－281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75" calcext:value-type="float">
            <text:p>47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6" calcext:value-type="float">
            <text:p>56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82" calcext:value-type="float">
            <text:p>1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91" calcext:value-type="float">
            <text:p><text:s/>－91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75" calcext:value-type="float">
            <text:p>67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277" calcext:value-type="float">
            <text:p>27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65" calcext:value-type="float">
            <text:p>8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277" calcext:value-type="float">
            <text:p>27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90" calcext:value-type="float">
            <text:p><text:s/>－190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631" calcext:value-type="float">
            <text:p>2,631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1465" calcext:value-type="float">
            <text:p>1,465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40" calcext:value-type="float">
            <text:p>2,74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office:value-type="float" office:value="1465" calcext:value-type="float">
            <text:p>1,46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109" calcext:value-type="float">
            <text:p><text:s/>－109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099" calcext:value-type="float">
            <text:p>1,09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644" calcext:value-type="float">
            <text:p>64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8" calcext:value-type="float">
            <text:p>1,16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644" calcext:value-type="float">
            <text:p>64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69" calcext:value-type="float">
            <text:p><text:s/>－6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532" calcext:value-type="float">
            <text:p>1,532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22" calcext:value-type="float">
            <text:p>22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9" calcext:value-type="float">
            <text:p>189</text:p>
          </table:table-cell>
          <table:table-cell table:style-name="ce44" office:value-type="float" office:value="821" calcext:value-type="float">
            <text:p>821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72" calcext:value-type="float">
            <text:p>1,57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316" calcext:value-type="float">
            <text:p>316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821" calcext:value-type="float">
            <text:p>82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40" calcext:value-type="float">
            <text:p><text:s/>－40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968" calcext:value-type="float">
            <text:p>96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4" calcext:value-type="float">
            <text:p>1,13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345" calcext:value-type="float">
            <text:p>3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66" calcext:value-type="float">
            <text:p><text:s/>－166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22" calcext:value-type="float">
            <text:p>42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8" calcext:value-type="float">
            <text:p>49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5" calcext:value-type="float">
            <text:p>155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157" calcext:value-type="float">
            <text:p>15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76" calcext:value-type="float">
            <text:p><text:s/>－7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46" calcext:value-type="float">
            <text:p>54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36" calcext:value-type="float">
            <text:p>63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90" calcext:value-type="float">
            <text:p><text:s/>－90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46" calcext:value-type="float">
            <text:p>1,44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91" calcext:value-type="float">
            <text:p>1,49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45" calcext:value-type="float">
            <text:p><text:s/>－45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12" calcext:value-type="float">
            <text:p>61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215" calcext:value-type="float">
            <text:p>21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5" calcext:value-type="float">
            <text:p>63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215" calcext:value-type="float">
            <text:p>21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-23" calcext:value-type="float">
            <text:p><text:s/>－23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34" calcext:value-type="float">
            <text:p>83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320" calcext:value-type="float">
            <text:p>320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56" calcext:value-type="float">
            <text:p>856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320" calcext:value-type="float">
            <text:p>32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4" office:value-type="float" office:value="-22" calcext:value-type="float">
            <text:p><text:s/>－22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991" calcext:value-type="float">
            <text:p>99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48" calcext:value-type="float">
            <text:p>1,14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258" calcext:value-type="float">
            <text:p>25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57" calcext:value-type="float">
            <text:p><text:s/>－15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52" calcext:value-type="float">
            <text:p>45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7" calcext:value-type="float">
            <text:p>46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2"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102" calcext:value-type="float">
            <text:p>10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5" calcext:value-type="float">
            <text:p><text:s/>－1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539" calcext:value-type="float">
            <text:p>53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81" calcext:value-type="float">
            <text:p>68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2" table:style-name="ce44" office:value-type="float" office:value="50" calcext:value-type="float">
            <text:p>50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6" calcext:value-type="float">
            <text:p>256</text:p>
          </table:table-cell>
          <table:table-cell table:style-name="ce44" office:value-type="float" office:value="156" calcext:value-type="float">
            <text:p>15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42" calcext:value-type="float">
            <text:p><text:s/>－14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08" calcext:value-type="float">
            <text:p>1,808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88" calcext:value-type="float">
            <text:p>1,98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506" calcext:value-type="float">
            <text:p>50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2" office:value-type="float" office:value="-180" calcext:value-type="float">
            <text:p><text:s/>－180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788" calcext:value-type="float">
            <text:p>78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1" calcext:value-type="float">
            <text:p>86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73" calcext:value-type="float">
            <text:p><text:s/>－7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20" calcext:value-type="float">
            <text:p>1,020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2" table:style-name="ce44" office:value-type="float" office:value="32" calcext:value-type="float">
            <text:p>3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99" calcext:value-type="float">
            <text:p>19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457" calcext:value-type="float">
            <text:p>457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27" calcext:value-type="float">
            <text:p>1,127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2" table:style-name="ce44" office:value-type="float" office:value="54" calcext:value-type="float">
            <text:p>54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457" calcext:value-type="float">
            <text:p>45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107" calcext:value-type="float">
            <text:p><text:s/>－107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188" calcext:value-type="float">
            <text:p>1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23" calcext:value-type="float">
            <text:p><text:s/>－12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51" calcext:value-type="float">
            <text:p>25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88" calcext:value-type="float">
            <text:p>8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08" calcext:value-type="float">
            <text:p>30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88" calcext:value-type="float">
            <text:p>8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57" calcext:value-type="float">
            <text:p><text:s/>－5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275" calcext:value-type="float">
            <text:p>27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1" calcext:value-type="float">
            <text:p>34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66" calcext:value-type="float">
            <text:p><text:s/>－6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50" calcext:value-type="float">
            <text:p>1,15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1" calcext:value-type="float">
            <text:p>1,18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664" calcext:value-type="float">
            <text:p>66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1" calcext:value-type="float">
            <text:p><text:s/>－3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18" calcext:value-type="float">
            <text:p>51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96" calcext:value-type="float">
            <text:p>29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7" calcext:value-type="float">
            <text:p><text:s/>－1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32" calcext:value-type="float">
            <text:p>632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368" calcext:value-type="float">
            <text:p>368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46" calcext:value-type="float">
            <text:p>64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368" calcext:value-type="float">
            <text:p>36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4" calcext:value-type="float">
            <text:p><text:s/>－1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9" calcext:value-type="float">
            <text:p>6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" calcext:value-type="float">
            <text:p><text:s/>－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5" calcext:value-type="float">
            <text:p>4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1" calcext:value-type="float">
            <text:p>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" calcext:value-type="float">
            <text:p><text:s/>－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142" calcext:value-type="float">
            <text:p>1,14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53" calcext:value-type="float">
            <text:p>1,25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13" calcext:value-type="float">
            <text:p>213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111" calcext:value-type="float">
            <text:p><text:s/>－11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18" calcext:value-type="float">
            <text:p>51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0" calcext:value-type="float">
            <text:p>59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72" calcext:value-type="float">
            <text:p><text:s/>－7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624" calcext:value-type="float">
            <text:p>624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94" calcext:value-type="float">
            <text:p>29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63" calcext:value-type="float">
            <text:p>663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2"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294" calcext:value-type="float">
            <text:p>29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9" calcext:value-type="float">
            <text:p><text:s/>－39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48" calcext:value-type="float">
            <text:p>1,448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3" calcext:value-type="float">
            <text:p>1,42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25" calcext:value-type="float">
            <text:p>25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08" calcext:value-type="float">
            <text:p>60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2" calcext:value-type="float">
            <text:p>64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-34" calcext:value-type="float">
            <text:p><text:s/>－3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40" calcext:value-type="float">
            <text:p>840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7" calcext:value-type="float">
            <text:p>257</text:p>
          </table:table-cell>
          <table:table-cell table:style-name="ce44" office:value-type="float" office:value="305" calcext:value-type="float">
            <text:p>30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81" calcext:value-type="float">
            <text:p>781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2" calcext:value-type="float">
            <text:p>242</text:p>
          </table:table-cell>
          <table:table-cell table:style-name="ce44" office:value-type="float" office:value="305" calcext:value-type="float">
            <text:p>30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59" calcext:value-type="float">
            <text:p>59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9" calcext:value-type="float">
            <text:p>83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206" calcext:value-type="float">
            <text:p>20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92" calcext:value-type="float">
            <text:p><text:s/>－9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3" calcext:value-type="float">
            <text:p>37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87" calcext:value-type="float">
            <text:p>8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75" calcext:value-type="float">
            <text:p><text:s/>－75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449" calcext:value-type="float">
            <text:p>44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66" calcext:value-type="float">
            <text:p>46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119" calcext:value-type="float">
            <text:p>11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7" calcext:value-type="float">
            <text:p><text:s/>－17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665" calcext:value-type="float">
            <text:p>66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94" calcext:value-type="float">
            <text:p>94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89" calcext:value-type="float">
            <text:p>48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72" calcext:value-type="float">
            <text:p>7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83" calcext:value-type="float">
            <text:p>18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176" calcext:value-type="float">
            <text:p>176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53" calcext:value-type="float">
            <text:p>5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2" calcext:value-type="float">
            <text:p>92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72" calcext:value-type="float">
            <text:p>72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321" calcext:value-type="float">
            <text:p>32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1" calcext:value-type="float">
            <text:p>41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7" calcext:value-type="float">
            <text:p>2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2" table:style-name="ce38" office:value-type="float" office:value="7" calcext:value-type="float">
            <text:p>7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91" calcext:value-type="float">
            <text:p>9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104" calcext:value-type="float">
            <text:p>10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72" calcext:value-type="float">
            <text:p>7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4" calcext:value-type="float">
            <text:p>5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189" calcext:value-type="float">
            <text:p>189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6" calcext:value-type="float">
            <text:p>8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77" calcext:value-type="float">
            <text:p>7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299" calcext:value-type="float">
            <text:p>299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87" calcext:value-type="float">
            <text:p>8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12" calcext:value-type="float">
            <text:p>112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3" calcext:value-type="float">
            <text:p><text:s/>－13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5" calcext:value-type="float">
            <text:p><text:s/>－5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8" calcext:value-type="float">
            <text:p><text:s/>－8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5年1月5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%E6%96%B0%E8%A1%A8%E8%99%9F02,07~11-%E9%80%A3%E7%B5%90(%E5%85%AC%E5%BC%8F)%E6%AA%94104.12.xls'#$''.$G$5]"/>
        <table:named-expression table:name="出生" table:base-cell-address="$遷徙.$A$1" table:expression="['file:///D:/123/c62/%E6%96%B0%E8%A1%A8%E8%99%9F02,07~11-%E9%80%A3%E7%B5%90(%E5%85%AC%E5%BC%8F)%E6%AA%94104.12.xls'#$''.$V$14:.$V$34]"/>
        <table:named-expression table:name="月底人口數" table:base-cell-address="$遷徙.$A$1" table:expression="['file:///D:/123/c62/%E6%96%B0%E8%A1%A8%E8%99%9F02,07~11-%E9%80%A3%E7%B5%90(%E5%85%AC%E5%BC%8F)%E6%AA%94104.12.xls'#$''.$AT$14:.$AU$34]"/>
        <table:named-expression table:name="死亡" table:base-cell-address="$遷徙.$A$1" table:expression="['file:///D:/123/c62/%E6%96%B0%E8%A1%A8%E8%99%9F02,07~11-%E9%80%A3%E7%B5%90(%E5%85%AC%E5%BC%8F)%E6%AA%94104.12.xls'#$''.$Y$14:.$Y$34]"/>
        <table:named-expression table:name="結婚" table:base-cell-address="$遷徙.$A$1" table:expression="['file:///D:/123/c62/%E6%96%B0%E8%A1%A8%E8%99%9F02,07~11-%E9%80%A3%E7%B5%90(%E5%85%AC%E5%BC%8F)%E6%AA%94104.12.xls'#$''.$L$14:.$L$34]"/>
        <table:named-expression table:name="鄰數戶數" table:base-cell-address="$遷徙.$A$1" table:expression="['file:///D:/123/c62/%E6%96%B0%E8%A1%A8%E8%99%9F02,07~11-%E9%80%A3%E7%B5%90(%E5%85%AC%E5%BC%8F)%E6%AA%94104.12.xls'#$''.$AQ$14:.$AR$34]"/>
        <table:named-expression table:name="離婚" table:base-cell-address="$遷徙.$A$1" table:expression="['file:///D:/123/c62/%E6%96%B0%E8%A1%A8%E8%99%9F02,07~11-%E9%80%A3%E7%B5%90(%E5%85%AC%E5%BC%8F)%E6%AA%94104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1-05T15:51:38</meta:creation-date>
    <dc:creator>溫麗華</dc:creator>
    <dc:date>2016-01-05T15:52:24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